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OD_PROV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INEMUNI</text:p>
          </table:table-cell>
          <table:table-cell office:value-type="string" calcext:value-type="string">
            <text:p>LONGITUD_ETRS89</text:p>
          </table:table-cell>
          <table:table-cell office:value-type="string" calcext:value-type="string">
            <text:p>LATITUD_ETRS89</text:p>
          </table:table-cell>
        </table:table-row>
        <table:table-row table:style-name="ro1">
          <table:table-cell office:value-type="string" calcext:value-type="string">
            <text:p>Adamu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1" calcext:value-type="float">
            <text:p>14001</text:p>
          </table:table-cell>
          <table:table-cell office:value-type="float" office:value="-4.52617749" calcext:value-type="float">
            <text:p>-4,52617749</text:p>
          </table:table-cell>
          <table:table-cell office:value-type="float" office:value="38.02512572" calcext:value-type="float">
            <text:p>38,02512572</text:p>
          </table:table-cell>
        </table:table-row>
        <table:table-row table:style-name="ro1">
          <table:table-cell office:value-type="string" calcext:value-type="string">
            <text:p>Aguilar de la Fronte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2" calcext:value-type="float">
            <text:p>14002</text:p>
          </table:table-cell>
          <table:table-cell office:value-type="float" office:value="-4.66061547" calcext:value-type="float">
            <text:p>-4,66061547</text:p>
          </table:table-cell>
          <table:table-cell office:value-type="float" office:value="37.52004219" calcext:value-type="float">
            <text:p>37,52004219</text:p>
          </table:table-cell>
        </table:table-row>
        <table:table-row table:style-name="ro1">
          <table:table-cell office:value-type="string" calcext:value-type="string">
            <text:p>Alcaracej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3" calcext:value-type="float">
            <text:p>14003</text:p>
          </table:table-cell>
          <table:table-cell office:value-type="float" office:value="-4.96709118" calcext:value-type="float">
            <text:p>-4,96709118</text:p>
          </table:table-cell>
          <table:table-cell office:value-type="float" office:value="38.38656136" calcext:value-type="float">
            <text:p>38,38656136</text:p>
          </table:table-cell>
        </table:table-row>
        <table:table-row table:style-name="ro1">
          <table:table-cell office:value-type="string" calcext:value-type="string">
            <text:p>Almedinil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4" calcext:value-type="float">
            <text:p>14004</text:p>
          </table:table-cell>
          <table:table-cell office:value-type="float" office:value="-4.09001992" calcext:value-type="float">
            <text:p>-4,09001992</text:p>
          </table:table-cell>
          <table:table-cell office:value-type="float" office:value="37.43947257" calcext:value-type="float">
            <text:p>37,43947257</text:p>
          </table:table-cell>
        </table:table-row>
        <table:table-row table:style-name="ro1">
          <table:table-cell office:value-type="string" calcext:value-type="string">
            <text:p>Almodóvar del Rí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5" calcext:value-type="float">
            <text:p>14005</text:p>
          </table:table-cell>
          <table:table-cell office:value-type="float" office:value="-5.02076595" calcext:value-type="float">
            <text:p>-5,02076595</text:p>
          </table:table-cell>
          <table:table-cell office:value-type="float" office:value="37.80943577" calcext:value-type="float">
            <text:p>37,80943577</text:p>
          </table:table-cell>
        </table:table-row>
        <table:table-row table:style-name="ro1">
          <table:table-cell office:value-type="string" calcext:value-type="string">
            <text:p>Año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6" calcext:value-type="float">
            <text:p>14006</text:p>
          </table:table-cell>
          <table:table-cell office:value-type="float" office:value="-4.89754391" calcext:value-type="float">
            <text:p>-4,89754391</text:p>
          </table:table-cell>
          <table:table-cell office:value-type="float" office:value="38.41255111" calcext:value-type="float">
            <text:p>38,41255111</text:p>
          </table:table-cell>
        </table:table-row>
        <table:table-row table:style-name="ro1">
          <table:table-cell office:value-type="string" calcext:value-type="string">
            <text:p>Bae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7" calcext:value-type="float">
            <text:p>14007</text:p>
          </table:table-cell>
          <table:table-cell office:value-type="float" office:value="-4.32895878" calcext:value-type="float">
            <text:p>-4,32895878</text:p>
          </table:table-cell>
          <table:table-cell office:value-type="float" office:value="37.61318847" calcext:value-type="float">
            <text:p>37,61318847</text:p>
          </table:table-cell>
        </table:table-row>
        <table:table-row table:style-name="ro1">
          <table:table-cell office:value-type="string" calcext:value-type="string">
            <text:p>Belalcáz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8" calcext:value-type="float">
            <text:p>14008</text:p>
          </table:table-cell>
          <table:table-cell office:value-type="float" office:value="-5.16635159" calcext:value-type="float">
            <text:p>-5,16635159</text:p>
          </table:table-cell>
          <table:table-cell office:value-type="float" office:value="38.57840844" calcext:value-type="float">
            <text:p>38,57840844</text:p>
          </table:table-cell>
        </table:table-row>
        <table:table-row table:style-name="ro1">
          <table:table-cell office:value-type="string" calcext:value-type="string">
            <text:p>Belme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09" calcext:value-type="float">
            <text:p>14009</text:p>
          </table:table-cell>
          <table:table-cell office:value-type="float" office:value="-5.20945663" calcext:value-type="float">
            <text:p>-5,20945663</text:p>
          </table:table-cell>
          <table:table-cell office:value-type="float" office:value="38.2732496" calcext:value-type="float">
            <text:p>38,2732496</text:p>
          </table:table-cell>
        </table:table-row>
        <table:table-row table:style-name="ro1">
          <table:table-cell office:value-type="string" calcext:value-type="string">
            <text:p>Benamejí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0" calcext:value-type="float">
            <text:p>14010</text:p>
          </table:table-cell>
          <table:table-cell office:value-type="float" office:value="-4.53987316" calcext:value-type="float">
            <text:p>-4,53987316</text:p>
          </table:table-cell>
          <table:table-cell office:value-type="float" office:value="37.26716339" calcext:value-type="float">
            <text:p>37,26716339</text:p>
          </table:table-cell>
        </table:table-row>
        <table:table-row table:style-name="ro1">
          <table:table-cell office:value-type="string" calcext:value-type="string">
            <text:p>Los Blázque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1" calcext:value-type="float">
            <text:p>14011</text:p>
          </table:table-cell>
          <table:table-cell office:value-type="float" office:value="-5.43808665" calcext:value-type="float">
            <text:p>-5,43808665</text:p>
          </table:table-cell>
          <table:table-cell office:value-type="float" office:value="38.406797" calcext:value-type="float">
            <text:p>38,406797</text:p>
          </table:table-cell>
        </table:table-row>
        <table:table-row table:style-name="ro1">
          <table:table-cell office:value-type="string" calcext:value-type="string">
            <text:p>Bujalan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2" calcext:value-type="float">
            <text:p>14012</text:p>
          </table:table-cell>
          <table:table-cell office:value-type="float" office:value="-4.38339381" calcext:value-type="float">
            <text:p>-4,38339381</text:p>
          </table:table-cell>
          <table:table-cell office:value-type="float" office:value="37.89649386" calcext:value-type="float">
            <text:p>37,89649386</text:p>
          </table:table-cell>
        </table:table-row>
        <table:table-row table:style-name="ro1">
          <table:table-cell office:value-type="string" calcext:value-type="string">
            <text:p>Cab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3" calcext:value-type="float">
            <text:p>14013</text:p>
          </table:table-cell>
          <table:table-cell office:value-type="float" office:value="-4.44656669" calcext:value-type="float">
            <text:p>-4,44656669</text:p>
          </table:table-cell>
          <table:table-cell office:value-type="float" office:value="37.47101586" calcext:value-type="float">
            <text:p>37,47101586</text:p>
          </table:table-cell>
        </table:table-row>
        <table:table-row table:style-name="ro1">
          <table:table-cell office:value-type="string" calcext:value-type="string">
            <text:p>Cañete de las Tor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4" calcext:value-type="float">
            <text:p>14014</text:p>
          </table:table-cell>
          <table:table-cell office:value-type="float" office:value="-4.31772885" calcext:value-type="float">
            <text:p>-4,31772885</text:p>
          </table:table-cell>
          <table:table-cell office:value-type="float" office:value="37.86729904" calcext:value-type="float">
            <text:p>37,86729904</text:p>
          </table:table-cell>
        </table:table-row>
        <table:table-row table:style-name="ro1">
          <table:table-cell office:value-type="string" calcext:value-type="string">
            <text:p>Carcabu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5" calcext:value-type="float">
            <text:p>14015</text:p>
          </table:table-cell>
          <table:table-cell office:value-type="float" office:value="-4.27306704" calcext:value-type="float">
            <text:p>-4,27306704</text:p>
          </table:table-cell>
          <table:table-cell office:value-type="float" office:value="37.44453021" calcext:value-type="float">
            <text:p>37,44453021</text:p>
          </table:table-cell>
        </table:table-row>
        <table:table-row table:style-name="ro1">
          <table:table-cell office:value-type="string" calcext:value-type="string">
            <text:p>Cardeñ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6" calcext:value-type="float">
            <text:p>14016</text:p>
          </table:table-cell>
          <table:table-cell office:value-type="float" office:value="-4.32426689" calcext:value-type="float">
            <text:p>-4,32426689</text:p>
          </table:table-cell>
          <table:table-cell office:value-type="float" office:value="38.27037293" calcext:value-type="float">
            <text:p>38,27037293</text:p>
          </table:table-cell>
        </table:table-row>
        <table:table-row table:style-name="ro1">
          <table:table-cell office:value-type="string" calcext:value-type="string">
            <text:p>La Carlo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7" calcext:value-type="float">
            <text:p>14017</text:p>
          </table:table-cell>
          <table:table-cell office:value-type="float" office:value="-4.93225379" calcext:value-type="float">
            <text:p>-4,93225379</text:p>
          </table:table-cell>
          <table:table-cell office:value-type="float" office:value="37.67519215" calcext:value-type="float">
            <text:p>37,67519215</text:p>
          </table:table-cell>
        </table:table-row>
        <table:table-row table:style-name="ro1">
          <table:table-cell office:value-type="string" calcext:value-type="string">
            <text:p>El Carp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8" calcext:value-type="float">
            <text:p>14018</text:p>
          </table:table-cell>
          <table:table-cell office:value-type="float" office:value="-4.49948242" calcext:value-type="float">
            <text:p>-4,49948242</text:p>
          </table:table-cell>
          <table:table-cell office:value-type="float" office:value="37.94050285" calcext:value-type="float">
            <text:p>37,94050285</text:p>
          </table:table-cell>
        </table:table-row>
        <table:table-row table:style-name="ro1">
          <table:table-cell office:value-type="string" calcext:value-type="string">
            <text:p>Castro del Rí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19" calcext:value-type="float">
            <text:p>14019</text:p>
          </table:table-cell>
          <table:table-cell office:value-type="float" office:value="-4.48168693" calcext:value-type="float">
            <text:p>-4,48168693</text:p>
          </table:table-cell>
          <table:table-cell office:value-type="float" office:value="37.69040121" calcext:value-type="float">
            <text:p>37,69040121</text:p>
          </table:table-cell>
        </table:table-row>
        <table:table-row table:style-name="ro1">
          <table:table-cell office:value-type="string" calcext:value-type="string">
            <text:p>Conquis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0" calcext:value-type="float">
            <text:p>14020</text:p>
          </table:table-cell>
          <table:table-cell office:value-type="float" office:value="-4.50055371" calcext:value-type="float">
            <text:p>-4,50055371</text:p>
          </table:table-cell>
          <table:table-cell office:value-type="float" office:value="38.40958084" calcext:value-type="float">
            <text:p>38,40958084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1" calcext:value-type="float">
            <text:p>14021</text:p>
          </table:table-cell>
          <table:table-cell office:value-type="float" office:value="-4.78032455" calcext:value-type="float">
            <text:p>-4,78032455</text:p>
          </table:table-cell>
          <table:table-cell office:value-type="float" office:value="37.87954225" calcext:value-type="float">
            <text:p>37,87954225</text:p>
          </table:table-cell>
        </table:table-row>
        <table:table-row table:style-name="ro1">
          <table:table-cell office:value-type="string" calcext:value-type="string">
            <text:p>Doña Mencí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2" calcext:value-type="float">
            <text:p>14022</text:p>
          </table:table-cell>
          <table:table-cell office:value-type="float" office:value="-4.3594167" calcext:value-type="float">
            <text:p>-4,3594167</text:p>
          </table:table-cell>
          <table:table-cell office:value-type="float" office:value="37.55542058" calcext:value-type="float">
            <text:p>37,55542058</text:p>
          </table:table-cell>
        </table:table-row>
        <table:table-row table:style-name="ro1">
          <table:table-cell office:value-type="string" calcext:value-type="string">
            <text:p>Dos Tor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3" calcext:value-type="float">
            <text:p>14023</text:p>
          </table:table-cell>
          <table:table-cell office:value-type="float" office:value="-4.89495696" calcext:value-type="float">
            <text:p>-4,89495696</text:p>
          </table:table-cell>
          <table:table-cell office:value-type="float" office:value="38.44549239" calcext:value-type="float">
            <text:p>38,44549239</text:p>
          </table:table-cell>
        </table:table-row>
        <table:table-row table:style-name="ro1">
          <table:table-cell office:value-type="string" calcext:value-type="string">
            <text:p>Encinas Rea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4" calcext:value-type="float">
            <text:p>14024</text:p>
          </table:table-cell>
          <table:table-cell office:value-type="float" office:value="-4.48724904" calcext:value-type="float">
            <text:p>-4,48724904</text:p>
          </table:table-cell>
          <table:table-cell office:value-type="float" office:value="37.27334279" calcext:value-type="float">
            <text:p>37,27334279</text:p>
          </table:table-cell>
        </table:table-row>
        <table:table-row table:style-name="ro1">
          <table:table-cell office:value-type="string" calcext:value-type="string">
            <text:p>Espej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5" calcext:value-type="float">
            <text:p>14025</text:p>
          </table:table-cell>
          <table:table-cell office:value-type="float" office:value="-4.55377679" calcext:value-type="float">
            <text:p>-4,55377679</text:p>
          </table:table-cell>
          <table:table-cell office:value-type="float" office:value="37.68083913" calcext:value-type="float">
            <text:p>37,68083913</text:p>
          </table:table-cell>
        </table:table-row>
        <table:table-row table:style-name="ro1">
          <table:table-cell office:value-type="string" calcext:value-type="string">
            <text:p>Esp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6" calcext:value-type="float">
            <text:p>14026</text:p>
          </table:table-cell>
          <table:table-cell office:value-type="float" office:value="-5.01731472" calcext:value-type="float">
            <text:p>-5,01731472</text:p>
          </table:table-cell>
          <table:table-cell office:value-type="float" office:value="38.18906775" calcext:value-type="float">
            <text:p>38,18906775</text:p>
          </table:table-cell>
        </table:table-row>
        <table:table-row table:style-name="ro1">
          <table:table-cell office:value-type="string" calcext:value-type="string">
            <text:p>Fernán-Núñe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7" calcext:value-type="float">
            <text:p>14027</text:p>
          </table:table-cell>
          <table:table-cell office:value-type="float" office:value="-4.71932943" calcext:value-type="float">
            <text:p>-4,71932943</text:p>
          </table:table-cell>
          <table:table-cell office:value-type="float" office:value="37.66833878" calcext:value-type="float">
            <text:p>37,66833878</text:p>
          </table:table-cell>
        </table:table-row>
        <table:table-row table:style-name="ro1">
          <table:table-cell office:value-type="string" calcext:value-type="string">
            <text:p>Fuente la Lanch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8" calcext:value-type="float">
            <text:p>14028</text:p>
          </table:table-cell>
          <table:table-cell office:value-type="float" office:value="-5.04888706" calcext:value-type="float">
            <text:p>-5,04888706</text:p>
          </table:table-cell>
          <table:table-cell office:value-type="float" office:value="38.42211433" calcext:value-type="float">
            <text:p>38,42211433</text:p>
          </table:table-cell>
        </table:table-row>
        <table:table-row table:style-name="ro1">
          <table:table-cell office:value-type="string" calcext:value-type="string">
            <text:p>Fuente Obeju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29" calcext:value-type="float">
            <text:p>14029</text:p>
          </table:table-cell>
          <table:table-cell office:value-type="float" office:value="-5.41923282" calcext:value-type="float">
            <text:p>-5,41923282</text:p>
          </table:table-cell>
          <table:table-cell office:value-type="float" office:value="38.26702154" calcext:value-type="float">
            <text:p>38,26702154</text:p>
          </table:table-cell>
        </table:table-row>
        <table:table-row table:style-name="ro1">
          <table:table-cell office:value-type="string" calcext:value-type="string">
            <text:p>Fuente Palme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0" calcext:value-type="float">
            <text:p>14030</text:p>
          </table:table-cell>
          <table:table-cell office:value-type="float" office:value="-5.10411463" calcext:value-type="float">
            <text:p>-5,10411463</text:p>
          </table:table-cell>
          <table:table-cell office:value-type="float" office:value="37.70323501" calcext:value-type="float">
            <text:p>37,70323501</text:p>
          </table:table-cell>
        </table:table-row>
        <table:table-row table:style-name="ro1">
          <table:table-cell office:value-type="string" calcext:value-type="string">
            <text:p>Fuente-Tój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1" calcext:value-type="float">
            <text:p>14031</text:p>
          </table:table-cell>
          <table:table-cell office:value-type="float" office:value="-4.14651434" calcext:value-type="float">
            <text:p>-4,14651434</text:p>
          </table:table-cell>
          <table:table-cell office:value-type="float" office:value="37.50974593" calcext:value-type="float">
            <text:p>37,50974593</text:p>
          </table:table-cell>
        </table:table-row>
        <table:table-row table:style-name="ro1">
          <table:table-cell office:value-type="string" calcext:value-type="string">
            <text:p>La Granjue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2" calcext:value-type="float">
            <text:p>14032</text:p>
          </table:table-cell>
          <table:table-cell office:value-type="float" office:value="-5.35167331" calcext:value-type="float">
            <text:p>-5,35167331</text:p>
          </table:table-cell>
          <table:table-cell office:value-type="float" office:value="38.3699257" calcext:value-type="float">
            <text:p>38,3699257</text:p>
          </table:table-cell>
        </table:table-row>
        <table:table-row table:style-name="ro1">
          <table:table-cell office:value-type="string" calcext:value-type="string">
            <text:p>Guadalcáz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3" calcext:value-type="float">
            <text:p>14033</text:p>
          </table:table-cell>
          <table:table-cell office:value-type="float" office:value="-4.94537097" calcext:value-type="float">
            <text:p>-4,94537097</text:p>
          </table:table-cell>
          <table:table-cell office:value-type="float" office:value="37.75846258" calcext:value-type="float">
            <text:p>37,75846258</text:p>
          </table:table-cell>
        </table:table-row>
        <table:table-row table:style-name="ro1">
          <table:table-cell office:value-type="string" calcext:value-type="string">
            <text:p>El Guij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4" calcext:value-type="float">
            <text:p>14034</text:p>
          </table:table-cell>
          <table:table-cell office:value-type="float" office:value="-4.78336513" calcext:value-type="float">
            <text:p>-4,78336513</text:p>
          </table:table-cell>
          <table:table-cell office:value-type="float" office:value="38.49620069" calcext:value-type="float">
            <text:p>38,49620069</text:p>
          </table:table-cell>
        </table:table-row>
        <table:table-row table:style-name="ro1">
          <table:table-cell office:value-type="string" calcext:value-type="string">
            <text:p>Hinojosa del Du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5" calcext:value-type="float">
            <text:p>14035</text:p>
          </table:table-cell>
          <table:table-cell office:value-type="float" office:value="-5.14848249" calcext:value-type="float">
            <text:p>-5,14848249</text:p>
          </table:table-cell>
          <table:table-cell office:value-type="float" office:value="38.50061616" calcext:value-type="float">
            <text:p>38,50061616</text:p>
          </table:table-cell>
        </table:table-row>
        <table:table-row table:style-name="ro1">
          <table:table-cell office:value-type="string" calcext:value-type="string">
            <text:p>Hornachuel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6" calcext:value-type="float">
            <text:p>14036</text:p>
          </table:table-cell>
          <table:table-cell office:value-type="float" office:value="-5.24226581" calcext:value-type="float">
            <text:p>-5,24226581</text:p>
          </table:table-cell>
          <table:table-cell office:value-type="float" office:value="37.83117536" calcext:value-type="float">
            <text:p>37,83117536</text:p>
          </table:table-cell>
        </table:table-row>
        <table:table-row table:style-name="ro1">
          <table:table-cell office:value-type="string" calcext:value-type="string">
            <text:p>Iznáj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7" calcext:value-type="float">
            <text:p>14037</text:p>
          </table:table-cell>
          <table:table-cell office:value-type="float" office:value="-4.30793236" calcext:value-type="float">
            <text:p>-4,30793236</text:p>
          </table:table-cell>
          <table:table-cell office:value-type="float" office:value="37.25784671" calcext:value-type="float">
            <text:p>37,25784671</text:p>
          </table:table-cell>
        </table:table-row>
        <table:table-row table:style-name="ro1">
          <table:table-cell office:value-type="string" calcext:value-type="string">
            <text:p>Luce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8" calcext:value-type="float">
            <text:p>14038</text:p>
          </table:table-cell>
          <table:table-cell office:value-type="float" office:value="-4.48451348" calcext:value-type="float">
            <text:p>-4,48451348</text:p>
          </table:table-cell>
          <table:table-cell office:value-type="float" office:value="37.40901404" calcext:value-type="float">
            <text:p>37,40901404</text:p>
          </table:table-cell>
        </table:table-row>
        <table:table-row table:style-name="ro1">
          <table:table-cell office:value-type="string" calcext:value-type="string">
            <text:p>Lu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39" calcext:value-type="float">
            <text:p>14039</text:p>
          </table:table-cell>
          <table:table-cell office:value-type="float" office:value="-4.27765852" calcext:value-type="float">
            <text:p>-4,27765852</text:p>
          </table:table-cell>
          <table:table-cell office:value-type="float" office:value="37.55956888" calcext:value-type="float">
            <text:p>37,55956888</text:p>
          </table:table-cell>
        </table:table-row>
        <table:table-row table:style-name="ro1">
          <table:table-cell office:value-type="string" calcext:value-type="string">
            <text:p>Montalbán de Córdob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0" calcext:value-type="float">
            <text:p>14040</text:p>
          </table:table-cell>
          <table:table-cell office:value-type="float" office:value="-4.74928409" calcext:value-type="float">
            <text:p>-4,74928409</text:p>
          </table:table-cell>
          <table:table-cell office:value-type="float" office:value="37.58273217" calcext:value-type="float">
            <text:p>37,58273217</text:p>
          </table:table-cell>
        </table:table-row>
        <table:table-row table:style-name="ro1">
          <table:table-cell office:value-type="string" calcext:value-type="string">
            <text:p>Montemay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1" calcext:value-type="float">
            <text:p>14041</text:p>
          </table:table-cell>
          <table:table-cell office:value-type="float" office:value="-4.69899102" calcext:value-type="float">
            <text:p>-4,69899102</text:p>
          </table:table-cell>
          <table:table-cell office:value-type="float" office:value="37.64747277" calcext:value-type="float">
            <text:p>37,64747277</text:p>
          </table:table-cell>
        </table:table-row>
        <table:table-row table:style-name="ro1">
          <table:table-cell office:value-type="string" calcext:value-type="string">
            <text:p>Montil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2" calcext:value-type="float">
            <text:p>14042</text:p>
          </table:table-cell>
          <table:table-cell office:value-type="float" office:value="-4.63785702" calcext:value-type="float">
            <text:p>-4,63785702</text:p>
          </table:table-cell>
          <table:table-cell office:value-type="float" office:value="37.59232558" calcext:value-type="float">
            <text:p>37,59232558</text:p>
          </table:table-cell>
        </table:table-row>
        <table:table-row table:style-name="ro1">
          <table:table-cell office:value-type="string" calcext:value-type="string">
            <text:p>Monto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3" calcext:value-type="float">
            <text:p>14043</text:p>
          </table:table-cell>
          <table:table-cell office:value-type="float" office:value="-4.38130891" calcext:value-type="float">
            <text:p>-4,38130891</text:p>
          </table:table-cell>
          <table:table-cell office:value-type="float" office:value="38.02639376" calcext:value-type="float">
            <text:p>38,02639376</text:p>
          </table:table-cell>
        </table:table-row>
        <table:table-row table:style-name="ro1">
          <table:table-cell office:value-type="string" calcext:value-type="string">
            <text:p>Montur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4" calcext:value-type="float">
            <text:p>14044</text:p>
          </table:table-cell>
          <table:table-cell office:value-type="float" office:value="-4.58088184" calcext:value-type="float">
            <text:p>-4,58088184</text:p>
          </table:table-cell>
          <table:table-cell office:value-type="float" office:value="37.47356745" calcext:value-type="float">
            <text:p>37,47356745</text:p>
          </table:table-cell>
        </table:table-row>
        <table:table-row table:style-name="ro1">
          <table:table-cell office:value-type="string" calcext:value-type="string">
            <text:p>Mori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5" calcext:value-type="float">
            <text:p>14045</text:p>
          </table:table-cell>
          <table:table-cell office:value-type="float" office:value="-4.60916325" calcext:value-type="float">
            <text:p>-4,60916325</text:p>
          </table:table-cell>
          <table:table-cell office:value-type="float" office:value="37.43498961" calcext:value-type="float">
            <text:p>37,43498961</text:p>
          </table:table-cell>
        </table:table-row>
        <table:table-row table:style-name="ro1">
          <table:table-cell office:value-type="string" calcext:value-type="string">
            <text:p>Nueva Cartey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6" calcext:value-type="float">
            <text:p>14046</text:p>
          </table:table-cell>
          <table:table-cell office:value-type="float" office:value="-4.46660548" calcext:value-type="float">
            <text:p>-4,46660548</text:p>
          </table:table-cell>
          <table:table-cell office:value-type="float" office:value="37.58553839" calcext:value-type="float">
            <text:p>37,58553839</text:p>
          </table:table-cell>
        </table:table-row>
        <table:table-row table:style-name="ro1">
          <table:table-cell office:value-type="string" calcext:value-type="string">
            <text:p>Obej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7" calcext:value-type="float">
            <text:p>14047</text:p>
          </table:table-cell>
          <table:table-cell office:value-type="float" office:value="-4.80059964" calcext:value-type="float">
            <text:p>-4,80059964</text:p>
          </table:table-cell>
          <table:table-cell office:value-type="float" office:value="38.13442999" calcext:value-type="float">
            <text:p>38,13442999</text:p>
          </table:table-cell>
        </table:table-row>
        <table:table-row table:style-name="ro1">
          <table:table-cell office:value-type="string" calcext:value-type="string">
            <text:p>Palencia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8" calcext:value-type="float">
            <text:p>14048</text:p>
          </table:table-cell>
          <table:table-cell office:value-type="float" office:value="-4.58251386" calcext:value-type="float">
            <text:p>-4,58251386</text:p>
          </table:table-cell>
          <table:table-cell office:value-type="float" office:value="37.24883679" calcext:value-type="float">
            <text:p>37,24883679</text:p>
          </table:table-cell>
        </table:table-row>
        <table:table-row table:style-name="ro1">
          <table:table-cell office:value-type="string" calcext:value-type="string">
            <text:p>Palma del Rí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49" calcext:value-type="float">
            <text:p>14049</text:p>
          </table:table-cell>
          <table:table-cell office:value-type="float" office:value="-5.28521754" calcext:value-type="float">
            <text:p>-5,28521754</text:p>
          </table:table-cell>
          <table:table-cell office:value-type="float" office:value="37.70113499" calcext:value-type="float">
            <text:p>37,70113499</text:p>
          </table:table-cell>
        </table:table-row>
        <table:table-row table:style-name="ro1">
          <table:table-cell office:value-type="string" calcext:value-type="string">
            <text:p>Pedro Ab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0" calcext:value-type="float">
            <text:p>14050</text:p>
          </table:table-cell>
          <table:table-cell office:value-type="float" office:value="-4.45502044" calcext:value-type="float">
            <text:p>-4,45502044</text:p>
          </table:table-cell>
          <table:table-cell office:value-type="float" office:value="37.96637631" calcext:value-type="float">
            <text:p>37,96637631</text:p>
          </table:table-cell>
        </table:table-row>
        <table:table-row table:style-name="ro1">
          <table:table-cell office:value-type="string" calcext:value-type="string">
            <text:p>Pedroch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1" calcext:value-type="float">
            <text:p>14051</text:p>
          </table:table-cell>
          <table:table-cell office:value-type="float" office:value="-4.76362098" calcext:value-type="float">
            <text:p>-4,76362098</text:p>
          </table:table-cell>
          <table:table-cell office:value-type="float" office:value="38.42795152" calcext:value-type="float">
            <text:p>38,42795152</text:p>
          </table:table-cell>
        </table:table-row>
        <table:table-row table:style-name="ro1">
          <table:table-cell office:value-type="string" calcext:value-type="string">
            <text:p>Peñarroya-Pueblonuev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2" calcext:value-type="float">
            <text:p>14052</text:p>
          </table:table-cell>
          <table:table-cell office:value-type="float" office:value="-5.26610998" calcext:value-type="float">
            <text:p>-5,26610998</text:p>
          </table:table-cell>
          <table:table-cell office:value-type="float" office:value="38.29876873" calcext:value-type="float">
            <text:p>38,29876873</text:p>
          </table:table-cell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3" calcext:value-type="float">
            <text:p>14053</text:p>
          </table:table-cell>
          <table:table-cell office:value-type="float" office:value="-5.10716405" calcext:value-type="float">
            <text:p>-5,10716405</text:p>
          </table:table-cell>
          <table:table-cell office:value-type="float" office:value="37.80042527" calcext:value-type="float">
            <text:p>37,80042527</text:p>
          </table:table-cell>
        </table:table-row>
        <table:table-row table:style-name="ro1">
          <table:table-cell office:value-type="string" calcext:value-type="string">
            <text:p>Pozoblan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4" calcext:value-type="float">
            <text:p>14054</text:p>
          </table:table-cell>
          <table:table-cell office:value-type="float" office:value="-4.84958064" calcext:value-type="float">
            <text:p>-4,84958064</text:p>
          </table:table-cell>
          <table:table-cell office:value-type="float" office:value="38.37888591" calcext:value-type="float">
            <text:p>38,37888591</text:p>
          </table:table-cell>
        </table:table-row>
        <table:table-row table:style-name="ro1">
          <table:table-cell office:value-type="string" calcext:value-type="string">
            <text:p>Priego de Córdob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5" calcext:value-type="float">
            <text:p>14055</text:p>
          </table:table-cell>
          <table:table-cell office:value-type="float" office:value="-4.191759" calcext:value-type="float">
            <text:p>-4,191759</text:p>
          </table:table-cell>
          <table:table-cell office:value-type="float" office:value="37.43981618" calcext:value-type="float">
            <text:p>37,43981618</text:p>
          </table:table-cell>
        </table:table-row>
        <table:table-row table:style-name="ro1">
          <table:table-cell office:value-type="string" calcext:value-type="string">
            <text:p>Puente Gen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6" calcext:value-type="float">
            <text:p>14056</text:p>
          </table:table-cell>
          <table:table-cell office:value-type="float" office:value="-4.77225259" calcext:value-type="float">
            <text:p>-4,77225259</text:p>
          </table:table-cell>
          <table:table-cell office:value-type="float" office:value="37.3883058" calcext:value-type="float">
            <text:p>37,3883058</text:p>
          </table:table-cell>
        </table:table-row>
        <table:table-row table:style-name="ro1">
          <table:table-cell office:value-type="string" calcext:value-type="string">
            <text:p>La Ramb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7" calcext:value-type="float">
            <text:p>14057</text:p>
          </table:table-cell>
          <table:table-cell office:value-type="float" office:value="-4.74076968" calcext:value-type="float">
            <text:p>-4,74076968</text:p>
          </table:table-cell>
          <table:table-cell office:value-type="float" office:value="37.60858832" calcext:value-type="float">
            <text:p>37,60858832</text:p>
          </table:table-cell>
        </table:table-row>
        <table:table-row table:style-name="ro1">
          <table:table-cell office:value-type="string" calcext:value-type="string">
            <text:p>Ru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8" calcext:value-type="float">
            <text:p>14058</text:p>
          </table:table-cell>
          <table:table-cell office:value-type="float" office:value="-4.37022684" calcext:value-type="float">
            <text:p>-4,37022684</text:p>
          </table:table-cell>
          <table:table-cell office:value-type="float" office:value="37.32526431" calcext:value-type="float">
            <text:p>37,32526431</text:p>
          </table:table-cell>
        </table:table-row>
        <table:table-row table:style-name="ro1">
          <table:table-cell office:value-type="string" calcext:value-type="string">
            <text:p>San Sebastián de los Ballester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59" calcext:value-type="float">
            <text:p>14059</text:p>
          </table:table-cell>
          <table:table-cell office:value-type="float" office:value="-4.82514553" calcext:value-type="float">
            <text:p>-4,82514553</text:p>
          </table:table-cell>
          <table:table-cell office:value-type="float" office:value="37.65457388" calcext:value-type="float">
            <text:p>37,65457388</text:p>
          </table:table-cell>
        </table:table-row>
        <table:table-row table:style-name="ro1">
          <table:table-cell office:value-type="string" calcext:value-type="string">
            <text:p>Santael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0" calcext:value-type="float">
            <text:p>14060</text:p>
          </table:table-cell>
          <table:table-cell office:value-type="float" office:value="-4.84662658" calcext:value-type="float">
            <text:p>-4,84662658</text:p>
          </table:table-cell>
          <table:table-cell office:value-type="float" office:value="37.56749755" calcext:value-type="float">
            <text:p>37,56749755</text:p>
          </table:table-cell>
        </table:table-row>
        <table:table-row table:style-name="ro1">
          <table:table-cell office:value-type="string" calcext:value-type="string">
            <text:p>Santa Eufem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1" calcext:value-type="float">
            <text:p>14061</text:p>
          </table:table-cell>
          <table:table-cell office:value-type="float" office:value="-4.90500504" calcext:value-type="float">
            <text:p>-4,90500504</text:p>
          </table:table-cell>
          <table:table-cell office:value-type="float" office:value="38.59608265" calcext:value-type="float">
            <text:p>38,59608265</text:p>
          </table:table-cell>
        </table:table-row>
        <table:table-row table:style-name="ro1">
          <table:table-cell office:value-type="string" calcext:value-type="string">
            <text:p>Torrecamp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2" calcext:value-type="float">
            <text:p>14062</text:p>
          </table:table-cell>
          <table:table-cell office:value-type="float" office:value="-4.68026045" calcext:value-type="float">
            <text:p>-4,68026045</text:p>
          </table:table-cell>
          <table:table-cell office:value-type="float" office:value="38.47447529" calcext:value-type="float">
            <text:p>38,47447529</text:p>
          </table:table-cell>
        </table:table-row>
        <table:table-row table:style-name="ro1">
          <table:table-cell office:value-type="string" calcext:value-type="string">
            <text:p>Valenzue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3" calcext:value-type="float">
            <text:p>14063</text:p>
          </table:table-cell>
          <table:table-cell office:value-type="float" office:value="-4.21935803" calcext:value-type="float">
            <text:p>-4,21935803</text:p>
          </table:table-cell>
          <table:table-cell office:value-type="float" office:value="37.77497124" calcext:value-type="float">
            <text:p>37,77497124</text:p>
          </table:table-cell>
        </table:table-row>
        <table:table-row table:style-name="ro1">
          <table:table-cell office:value-type="string" calcext:value-type="string">
            <text:p>Valsequill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4" calcext:value-type="float">
            <text:p>14064</text:p>
          </table:table-cell>
          <table:table-cell office:value-type="float" office:value="-5.35173539" calcext:value-type="float">
            <text:p>-5,35173539</text:p>
          </table:table-cell>
          <table:table-cell office:value-type="float" office:value="38.40505636" calcext:value-type="float">
            <text:p>38,40505636</text:p>
          </table:table-cell>
        </table:table-row>
        <table:table-row table:style-name="ro1">
          <table:table-cell office:value-type="string" calcext:value-type="string">
            <text:p>La Victor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5" calcext:value-type="float">
            <text:p>14065</text:p>
          </table:table-cell>
          <table:table-cell office:value-type="float" office:value="-4.85258274" calcext:value-type="float">
            <text:p>-4,85258274</text:p>
          </table:table-cell>
          <table:table-cell office:value-type="float" office:value="37.68081318" calcext:value-type="float">
            <text:p>37,68081318</text:p>
          </table:table-cell>
        </table:table-row>
        <table:table-row table:style-name="ro1">
          <table:table-cell office:value-type="string" calcext:value-type="string">
            <text:p>Villa del Rí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6" calcext:value-type="float">
            <text:p>14066</text:p>
          </table:table-cell>
          <table:table-cell office:value-type="float" office:value="-4.29093006" calcext:value-type="float">
            <text:p>-4,29093006</text:p>
          </table:table-cell>
          <table:table-cell office:value-type="float" office:value="37.98234127" calcext:value-type="float">
            <text:p>37,98234127</text:p>
          </table:table-cell>
        </table:table-row>
        <table:table-row table:style-name="ro1">
          <table:table-cell office:value-type="string" calcext:value-type="string">
            <text:p>Villafranca de Córdob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7" calcext:value-type="float">
            <text:p>14067</text:p>
          </table:table-cell>
          <table:table-cell office:value-type="float" office:value="-4.54554878" calcext:value-type="float">
            <text:p>-4,54554878</text:p>
          </table:table-cell>
          <table:table-cell office:value-type="float" office:value="37.96233796" calcext:value-type="float">
            <text:p>37,96233796</text:p>
          </table:table-cell>
        </table:table-row>
        <table:table-row table:style-name="ro1">
          <table:table-cell office:value-type="string" calcext:value-type="string">
            <text:p>Villahar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8" calcext:value-type="float">
            <text:p>14068</text:p>
          </table:table-cell>
          <table:table-cell office:value-type="float" office:value="-4.90308829" calcext:value-type="float">
            <text:p>-4,90308829</text:p>
          </table:table-cell>
          <table:table-cell office:value-type="float" office:value="38.1396903" calcext:value-type="float">
            <text:p>38,1396903</text:p>
          </table:table-cell>
        </table:table-row>
        <table:table-row table:style-name="ro1">
          <table:table-cell office:value-type="string" calcext:value-type="string">
            <text:p>Villanueva de Córdob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69" calcext:value-type="float">
            <text:p>14069</text:p>
          </table:table-cell>
          <table:table-cell office:value-type="float" office:value="-4.62846311" calcext:value-type="float">
            <text:p>-4,62846311</text:p>
          </table:table-cell>
          <table:table-cell office:value-type="float" office:value="38.32241888" calcext:value-type="float">
            <text:p>38,32241888</text:p>
          </table:table-cell>
        </table:table-row>
        <table:table-row table:style-name="ro1">
          <table:table-cell office:value-type="string" calcext:value-type="string">
            <text:p>Villanueva del Du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70" calcext:value-type="float">
            <text:p>14070</text:p>
          </table:table-cell>
          <table:table-cell office:value-type="float" office:value="-4.99945439" calcext:value-type="float">
            <text:p>-4,99945439</text:p>
          </table:table-cell>
          <table:table-cell office:value-type="float" office:value="38.39272715" calcext:value-type="float">
            <text:p>38,39272715</text:p>
          </table:table-cell>
        </table:table-row>
        <table:table-row table:style-name="ro1">
          <table:table-cell office:value-type="string" calcext:value-type="string">
            <text:p>Villanueva del R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71" calcext:value-type="float">
            <text:p>14071</text:p>
          </table:table-cell>
          <table:table-cell office:value-type="float" office:value="-5.15082199" calcext:value-type="float">
            <text:p>-5,15082199</text:p>
          </table:table-cell>
          <table:table-cell office:value-type="float" office:value="38.20045817" calcext:value-type="float">
            <text:p>38,20045817</text:p>
          </table:table-cell>
        </table:table-row>
        <table:table-row table:style-name="ro1">
          <table:table-cell office:value-type="string" calcext:value-type="string">
            <text:p>Villaral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72" calcext:value-type="float">
            <text:p>14072</text:p>
          </table:table-cell>
          <table:table-cell office:value-type="float" office:value="-4.98421173" calcext:value-type="float">
            <text:p>-4,98421173</text:p>
          </table:table-cell>
          <table:table-cell office:value-type="float" office:value="38.45542319" calcext:value-type="float">
            <text:p>38,45542319</text:p>
          </table:table-cell>
        </table:table-row>
        <table:table-row table:style-name="ro1">
          <table:table-cell office:value-type="string" calcext:value-type="string">
            <text:p>Villaviciosa de Córdob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73" calcext:value-type="float">
            <text:p>14073</text:p>
          </table:table-cell>
          <table:table-cell office:value-type="float" office:value="-5.0146828" calcext:value-type="float">
            <text:p>-5,0146828</text:p>
          </table:table-cell>
          <table:table-cell office:value-type="float" office:value="38.07637233" calcext:value-type="float">
            <text:p>38,07637233</text:p>
          </table:table-cell>
        </table:table-row>
        <table:table-row table:style-name="ro1">
          <table:table-cell office:value-type="string" calcext:value-type="string">
            <text:p>El Vis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74" calcext:value-type="float">
            <text:p>14074</text:p>
          </table:table-cell>
          <table:table-cell office:value-type="float" office:value="-4.95549169" calcext:value-type="float">
            <text:p>-4,95549169</text:p>
          </table:table-cell>
          <table:table-cell office:value-type="float" office:value="38.48377684" calcext:value-type="float">
            <text:p>38,48377684</text:p>
          </table:table-cell>
        </table:table-row>
        <table:table-row table:style-name="ro1">
          <table:table-cell office:value-type="string" calcext:value-type="string">
            <text:p>Zuher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075" calcext:value-type="float">
            <text:p>14075</text:p>
          </table:table-cell>
          <table:table-cell office:value-type="float" office:value="-4.31649861" calcext:value-type="float">
            <text:p>-4,31649861</text:p>
          </table:table-cell>
          <table:table-cell office:value-type="float" office:value="37.54383838" calcext:value-type="float">
            <text:p>37,54383838</text:p>
          </table:table-cell>
        </table:table-row>
        <table:table-row table:style-name="ro1">
          <table:table-cell office:value-type="string" calcext:value-type="string">
            <text:p>Aldea de Fuente Carreter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901" calcext:value-type="float">
            <text:p>14901</text:p>
          </table:table-cell>
          <table:table-cell office:value-type="float" office:value="-5.155460537" calcext:value-type="float">
            <text:p>-5,155460537</text:p>
          </table:table-cell>
          <table:table-cell office:value-type="float" office:value="37.66907784" calcext:value-type="float">
            <text:p>37,66907784</text:p>
          </table:table-cell>
        </table:table-row>
        <table:table-row table:style-name="ro1">
          <table:table-cell office:value-type="string" calcext:value-type="string">
            <text:p>La Guijarros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 office:value-type="float" office:value="14902" calcext:value-type="float">
            <text:p>14902</text:p>
          </table:table-cell>
          <table:table-cell office:value-type="float" office:value="-4.86509246" calcext:value-type="float">
            <text:p>-4,86509246</text:p>
          </table:table-cell>
          <table:table-cell office:value-type="float" office:value="37.63648413" calcext:value-type="float">
            <text:p>37,63648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7:58:03.354493876</meta:creation-date>
    <dc:date>2020-04-27T17:58:40.713218976</dc:date>
    <meta:editing-duration>PT38S</meta:editing-duration>
    <meta:editing-cycles>1</meta:editing-cycles>
    <meta:document-statistic meta:table-count="1" meta:cell-count="468" meta:object-count="0"/>
    <meta:generator>LibreOffice/6.0.7.3$Linux_X86_64 LibreOffice_project/00m0$Build-3</meta:generator>
  </office:meta>
</office:document-meta>
</file>